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54pt" officeooo:rsid="00150ed4" officeooo:paragraph-rsid="00150ed4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54pt" officeooo:rsid="00150ed4" officeooo:paragraph-rsid="00150ed4" style:font-size-asian="54pt" style:font-size-complex="54pt"/>
    </style:style>
    <style:style style:name="P3" style:family="paragraph" style:parent-style-name="Text_20_body">
      <style:paragraph-properties fo:text-align="center" style:justify-single-word="false"/>
      <style:text-properties fo:font-size="15pt" officeooo:rsid="00150ed4" officeooo:paragraph-rsid="00150ed4" style:font-size-asian="13.1000003814697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8pt" officeooo:rsid="00150ed4" officeooo:paragraph-rsid="00150ed4" style:font-size-asian="15.75pt" style:font-size-complex="18pt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3pt" fo:font-weight="normal" officeooo:rsid="001bf0fc" officeooo:paragraph-rsid="001bf0fc" style:font-size-asian="11.3500003814697pt" style:font-weight-asian="normal" style:font-size-complex="13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8pt" fo:font-weight="bold" officeooo:rsid="001d0081" officeooo:paragraph-rsid="001d0081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DejaVu Sans" fo:font-size="14pt" fo:font-weight="normal" officeooo:rsid="001e45a2" officeooo:paragraph-rsid="001e45a2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officeooo:rsid="001d0081" officeooo:paragraph-rsid="001d0081"/>
    </style:style>
    <style:style style:name="P9" style:family="paragraph" style:parent-style-name="Text_20_body" style:list-style-name="L1">
      <style:text-properties fo:font-size="14pt" style:font-size-asian="14pt" style:font-size-complex="14pt"/>
    </style:style>
    <style:style style:name="P10" style:family="paragraph" style:parent-style-name="Text_20_body">
      <style:text-properties fo:font-size="14pt" fo:font-weight="bold" officeooo:rsid="001d0081" officeooo:paragraph-rsid="001d0081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DejaVu Sans" fo:font-size="18pt" fo:font-weight="bold" officeooo:rsid="001d7cfd" officeooo:paragraph-rsid="001d7cf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font-name="DejaVu Sans" fo:font-size="14pt" fo:font-weight="normal" officeooo:rsid="00237551" officeooo:paragraph-rsid="00237551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style:font-name="DejaVu Sans" fo:font-size="14pt" fo:font-weight="normal" officeooo:rsid="0024c060" officeooo:paragraph-rsid="0024c060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fo:font-size="18pt" fo:font-weight="bold" officeooo:rsid="001d7cfd" officeooo:paragraph-rsid="001d7cfd" style:font-size-asian="18pt" style:font-weight-asian="bold" style:font-size-complex="18pt" style:font-weight-complex="bold"/>
    </style:style>
    <style:style style:name="P15" style:family="paragraph" style:parent-style-name="Text_20_body">
      <style:text-properties officeooo:paragraph-rsid="001e45a2"/>
    </style:style>
    <style:style style:name="P16" style:family="paragraph" style:parent-style-name="Text_20_body">
      <style:text-properties style:font-name="DejaVu Sans" fo:font-size="20pt" fo:font-weight="bold" officeooo:rsid="00237551" officeooo:paragraph-rsid="00237551" style:font-size-asian="20pt" style:font-weight-asian="bold" style:font-size-complex="20pt" style:font-weight-complex="bold"/>
    </style:style>
    <style:style style:name="P17" style:family="paragraph" style:parent-style-name="Text_20_body">
      <style:text-properties style:font-name="DejaVu Sans" fo:font-size="14pt" fo:font-weight="normal" officeooo:rsid="00237551" officeooo:paragraph-rsid="00237551" style:font-size-asian="12.25pt" style:font-weight-asian="normal" style:font-size-complex="14pt" style:font-weight-complex="normal"/>
    </style:style>
    <style:style style:name="P18" style:family="paragraph" style:parent-style-name="Text_20_body">
      <style:text-properties fo:font-variant="normal" fo:text-transform="none" fo:color="#000000" style:font-name="DejaVu Sans" fo:font-size="14pt" fo:letter-spacing="normal" fo:font-style="normal" fo:font-weight="normal" officeooo:rsid="0024c060" officeooo:paragraph-rsid="0024c060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variant="normal" fo:text-transform="none" fo:color="#000000" style:font-name="DejaVu Sans" fo:font-size="20pt" fo:letter-spacing="normal" fo:font-style="normal" fo:font-weight="bold" officeooo:rsid="0024c060" officeooo:paragraph-rsid="0024c060" style:font-size-asian="20pt" style:font-weight-asian="bold" style:font-size-complex="20pt" style:font-weight-complex="bold"/>
    </style:style>
    <style:style style:name="P20" style:family="paragraph" style:parent-style-name="Text_20_body">
      <style:text-properties fo:font-variant="normal" fo:text-transform="none" fo:color="#000000" style:font-name="Abyssinica SIL" fo:font-size="14pt" fo:letter-spacing="normal" fo:font-style="normal" fo:font-weight="normal" officeooo:rsid="0024c060" officeooo:paragraph-rsid="002650d3" style:font-size-asian="12.25pt" style:font-weight-asian="normal" style:font-size-complex="14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style="normal" style:text-underline-style="none" fo:font-weight="normal" officeooo:rsid="001f1c4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officeooo:rsid="001f1c42"/>
    </style:style>
    <style:style style:name="T5" style:family="text">
      <style:text-properties style:font-name="DejaVu Sans" fo:font-size="14pt" fo:font-weight="normal" officeooo:rsid="001e45a2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font-weight="normal" officeooo:rsid="001f1c42" style:font-size-asian="12.25pt" style:font-weight-asian="normal" style:font-size-complex="14pt" style:font-weight-complex="normal"/>
    </style:style>
    <style:style style:name="T7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style:text-underline-style="none" fo:font-weight="normal" officeooo:rsid="001f1c42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tyle="italic"/>
    </style:style>
    <style:style style:name="T10" style:family="text">
      <style:text-properties fo:font-style="italic" officeooo:rsid="001f1c42"/>
    </style:style>
    <style:style style:name="T11" style:family="text">
      <style:text-properties fo:font-size="13pt" fo:font-style="normal" style:text-underline-style="none" fo:font-weight="normal" officeooo:rsid="001f1c42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text-position="-33% 80%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1f1c42" style:font-style-asian="normal" style:font-style-complex="normal"/>
    </style:style>
    <style:style style:name="T15" style:family="text">
      <style:text-properties officeooo:rsid="002650d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goritmo ID3</text:p>
      <text:p text:style-name="P5">O algoritmo ID3 (inductive decision tree) é um dos mais utilizados para a construção de árvores de decisão. Este algoritmo tem como objetivo a construçao de uma arvore de decisao que explique cada instancia de um sequencia de entrada, da maneira mais compacta. Em cada momento elege o melhor atributo dependendo de uma determinada heuristica. <text:s/></text:p>
      <text:p text:style-name="P5">O ID3 segue os seguintes passos:</text:p>
      <text:list xml:id="list8629909059028637851" text:style-name="L1">
        <text:list-item>
          <text:p text:style-name="P21">Começar com todos os exemplos de treino; </text:p>
        </text:list-item>
        <text:list-item>
          <text:p text:style-name="P21">Escolher o teste (atributo) que melhor divide os exemplos, ou seja agrupar exemplos da mesma classe ou exemplos semelhantes; </text:p>
        </text:list-item>
        <text:list-item>
          <text:p text:style-name="P21">Para o atributo escolhido, criar um nó filho para cada valor possível do atributo; </text:p>
        </text:list-item>
        <text:list-item>
          <text:p text:style-name="P21">Transportar os exemplos para cada filho tendo em conta o valor do filho; </text:p>
        </text:list-item>
        <text:list-item>
          <text:p text:style-name="P9">Repetir o procedimento para cada filho não "puro". Um filho é puro quando cada atributo X tem o mesmo valor em todos os exemplos. </text:p>
        </text:list-item>
      </text:list>
      <text:p text:style-name="P8"><text:span text:style-name="T1">Mesmo assim deixanos a pensar como é que vamos escolher o nosso melhor atributo? <text:s/>A resposta esta em dois conceitos: </text:span><text:span text:style-name="T2">Entropia</text:span><text:span text:style-name="T1"> e </text:span><text:span text:style-name="T2">Ganho</text:span></text:p>
      <text:p text:style-name="P10"/>
      <text:p text:style-name="P11">Entropia</text:p>
      <text:p text:style-name="P7">É a media de incerteza que há num sistema. Antes de uma determinada situaçao, decide qual a probabilidade de oc<text:span text:style-name="T4">o</text:span>rrencia em cada um dos resultados, <text:span text:style-name="T4">é a medida da aleatoridade de uma variável.</text:span></text:p>
      <text:p text:style-name="P7">Dado um conjunto <text:span text:style-name="T9">S</text:span>, com instâncias pertencentes à classe <text:span text:style-name="T10">i</text:span>, com probabilidade p<text:span text:style-name="T12">i</text:span>, temos:</text:p>
      <text:p text:style-name="P15"><text:span text:style-name="T5"><text:tab/><text:tab/><text:tab/></text:span><text:span text:style-name="T6">Entropia(S) = </text:span><text:a xlink:type="simple" xlink:href="https://pt.wikipedia.org/wiki/Σ" text:style-name="Internet_20_link" text:visited-style-name="Visited_20_Internet_20_Link">Σ</text:a><text:span text:style-name="T7"> </text:span><text:span text:style-name="T8">p</text:span><text:span text:style-name="T3">i</text:span><text:span text:style-name="T8"> log</text:span><text:span text:style-name="T11">2</text:span><text:span text:style-name="T8"> p</text:span><text:span text:style-name="T3">i</text:span></text:p>
      <text:p text:style-name="P15"><text:span text:style-name="T3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oft-page-break/><text:span text:style-name="T14">A</text:span><text:span text:style-name="T13">lgoritmo C4.5</text:span></text:p>
      <text:p text:style-name="P12"><text:span text:style-name="T13">O algoritmo C4.5 é um melhoramento do algoritmo ID3, isto devido ao fato de trabalhar com valores indisponíveis, com valores contínuos, podar árvores de decisão e derivar regras.</text:span></text:p>
      <text:p text:style-name="P12">Trabalhar com atributos que possuem valores indisponíveis na construção de uma árvore da decisão, pode ser considerado um problema. A falta destes valores, pode ocorrer pelo fato de não terem sido registrados no momento da recolha dos dados, ou por não serem considerados relevantes para um determinado caso.</text:p>
      <text:p text:style-name="P13">Por outras palavra, este algoritmo ignora os valores desconhecidos, ou seja, não utiliza a amostra para os calculos de entropia e ganho.</text:p>
      <text:p text:style-name="P13">Utiliza a medida de razao de ganho para selecionar o melhor atributo que divide os exemplos. Medida superior ao ganho de informaçao do ID3, gerando arvores menos complexas.</text:p>
      <text:p text:style-name="P13"/>
      <text:p text:style-name="P18"><text:tab/><text:tab/>Razão de ganho do C4.5 = ganho / entropia.</text:p>
      <text:p text:style-name="P18"/>
      <text:p text:style-name="P19">CART</text:p>
      <text:p text:style-name="P20">O algoritmo CART (Classification and Regrassion Tress) é um modelo de regressao <text:span text:style-name="T15">não-parametrico que estabelece uma relaçao de umas variaveis independentes com uma resposta. </text:span></text:p>
      <text:p text:style-name="P18"/>
      <text:p text:style-name="P18"/>
      <text:p text:style-name="P7"/>
      <text:p text:style-name="P14"/>
      <text:p text:style-name="P10"/>
      <text:p text:style-name="P10"/>
      <text:p text:style-name="P5"/>
      <text:p text:style-name="P2"><text:soft-page-break/></text:p>
      <text:p text:style-name="P2"/>
      <text:p text:style-name="P2"/>
      <text:p text:style-name="P3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8:02:25.097264685</meta:creation-date>
    <dc:date>2017-05-21T19:18:16.372788011</dc:date>
    <meta:editing-duration>PT1H53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21" meta:word-count="384" meta:character-count="2328" meta:non-whitespace-character-count="1956"/>
  </office:meta>
</office:document-meta>
</file>